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0e079a" officeooo:paragraph-rsid="000e079a"/>
    </style:style>
    <style:style style:name="P2" style:family="paragraph" style:parent-style-name="Standard">
      <style:text-properties fo:language="en" fo:country="US"/>
    </style:style>
    <style:style style:name="P3" style:family="paragraph" style:parent-style-name="Standard" style:list-style-name="L2">
      <style:text-properties fo:language="en" fo:country="US"/>
    </style:style>
    <style:style style:name="P4" style:family="paragraph" style:parent-style-name="Standard" style:list-style-name="L2">
      <style:text-properties fo:language="en" fo:country="US" officeooo:paragraph-rsid="0007c318"/>
    </style:style>
    <style:style style:name="P5" style:family="paragraph" style:parent-style-name="Standard" style:list-style-name="L2">
      <style:text-properties fo:language="en" fo:country="US" officeooo:paragraph-rsid="0008f61c"/>
    </style:style>
    <style:style style:name="P6" style:family="paragraph" style:parent-style-name="Standard" style:list-style-name="L2">
      <style:text-properties fo:language="en" fo:country="US" officeooo:paragraph-rsid="000b8dca"/>
    </style:style>
    <style:style style:name="P7" style:family="paragraph" style:parent-style-name="Standard">
      <style:text-properties fo:language="en" fo:country="US" officeooo:paragraph-rsid="00098469"/>
    </style:style>
    <style:style style:name="P8" style:family="paragraph" style:parent-style-name="Standard" style:list-style-name="L2">
      <style:text-properties officeooo:paragraph-rsid="000bc195"/>
    </style:style>
    <style:style style:name="T1" style:family="text">
      <style:text-properties officeooo:rsid="0001f6c2"/>
    </style:style>
    <style:style style:name="T2" style:family="text">
      <style:text-properties fo:language="en" fo:country="US" officeooo:rsid="0007c318"/>
    </style:style>
    <style:style style:name="T3" style:family="text">
      <style:text-properties officeooo:rsid="000215b4"/>
    </style:style>
    <style:style style:name="T4" style:family="text">
      <style:text-properties officeooo:rsid="00062b50"/>
    </style:style>
    <style:style style:name="T5" style:family="text">
      <style:text-properties officeooo:rsid="0007c318"/>
    </style:style>
    <style:style style:name="T6" style:family="text">
      <style:text-properties officeooo:rsid="0008f61c"/>
    </style:style>
    <style:style style:name="T7" style:family="text">
      <style:text-properties officeooo:rsid="00098469"/>
    </style:style>
    <style:style style:name="T8" style:family="text">
      <style:text-properties officeooo:rsid="000e079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43161785" text:style-name="L2">
        <text:list-header>
          <text:p text:style-name="P3"><text:span text:style-name="T1">A</text:span> Microservice architecture is segmente<text:span text:style-name="T3">d</text:span> into small parts all responsible for their own services, easily changeable, to update or delete, <text:span text:style-name="T4">easily scalable and it communcate with APIs </text:span>whereas a monolithic architecture is one big infrastructure where there's a lot of dependencies between each services <text:s/><text:span text:style-name="T5">and their all interconnected. I</text:span>t is hard to update or modify.<text:line-break/></text:p>
        </text:list-header>
        <text:list-item>
          <text:p text:style-name="P4"><text:span text:style-name="T5">MICRO<text:line-break/>PRO:<text:line-break/>Scalability: services can be scale easily and independently <text:line-break/>you wan use different technologies on each services<text:line-break/>if a service fails it only fails localy <text:line-break/>we can do continous deployment, it Is easier to update service individualy<text:line-break/>CONS:<text:line-break/>it can be diffilcult to implement, communication between services is complex<text:line-break/>it needs more ressources than small monolith so sometimes it’s better to stay on monolithic for small businesses<text:line-break/><text:line-break/>MONOLITH<text:line-break/>PRO:<text:line-break/>easy to develop and test because it is a single codebase<text:line-break/>easier to understand and maintain for small teams (as long as the monolith is note HUGE)<text:line-break/>CONS:<text:line-break/>scaling: to scale a monolith you need to multiply the whole thing <text:line-break/>you can’t have the same technology diversity <text:line-break/>errors can spread and block the whole app<text:line-break/></text:span></text:p>
        </text:list-item>
        <text:list-item>
          <text:p text:style-name="P5"><text:span text:style-name="T5">in a microservice archi, the app should be split based on the services capabilities or the domain, each microservices should do a specific service function with defined boundaries and be independents. This way you can work independently work on them, deploy them or scale them. </text:span><text:span text:style-name="T6">This way your team are intependent and autonomous and you don’t have “a spaghetti plat” on each side. <text:line-break/></text:span></text:p>
        </text:list-item>
        <text:list-item>
          <text:p text:style-name="P8">CAP stands for consistency, availabilty and partition tolerence this means: <text:line-break/><text:span text:style-name="T6">all clients see the same data at the same time (consistency) this is critical for apps that do frequent updates.<text:line-break/>All functionning apps components will return a valid response even if they’re down.(Availability) <text:line-break/>The app will operate even during a network failure that results in lost or dalayed messages between services.(Partition tolerence)<text:line-break/></text:span></text:p>
        </text:list-item>
        <text:list-item>
          <text:p text:style-name="P8"><text:span text:style-name="T2">The CAP theorem has implications for data storage and consistency models in Microservices architecture. Architectures may choose between consistency models like eventual consistency and may use distributed databases or other techniques to handle the trade-offs between consistency and availability during network partitions.<text:line-break/></text:span></text:p>
        </text:list-item>
        <text:list-item>
          <text:p text:style-name="P5"><text:span text:style-name="T5">In a cloud environment, microservices can enhance scalability by allowing individual services to scale independently based on demand. For example if a <text:s/>service </text:span><text:span text:style-name="T6">like</text:span><text:span text:style-name="T5"> user authentication, </text:span><text:span text:style-name="T6">is requested during a rush our it can be scaled up, and when there is way less users requesting authentication it can be scale down. Minimizing resources needed </text:span><text:span text:style-name="T5"><text:line-break/></text:span></text:p>
        </text:list-item>
        <text:list-item>
          <text:p text:style-name="P6"><text:soft-page-break/>Statelessness <text:span text:style-name="T7">means</text:span> that each request from a client to a service <text:s/>should contain all the information needed to fulfill that request. The service does not rely on any stored state from previous requests. <text:line-break/>Statelessness is essential for scalability because it allows services to be easily distributed and scaled horizontally. It simplifies the management of services and promotes resilience since any instance of a service can handle any request without being dependent on the state stored in other instances.<text:line-break/></text:p>
        </text:list-item>
        <text:list-item>
          <text:p text:style-name="P6"><text:span text:style-name="T7">An API Gateway</text:span> provides a single entry point for external clients to access various microservices. Clients interact with the API Gateway, which then routes requests to the appropriate microservice.<text:line-break/><text:span text:style-name="T7">It can also be used as a load balancer</text:span></text:p>
        </text:list-item>
      </text:list>
      <text:p text:style-name="P7"/>
      <text:list xml:id="list121218064834830" text:continue-numbering="true" text:style-name="L2">
        <text:list-header>
          <text:p text:style-name="P5"><text:span text:style-name="T5"><text:line-break/><text:line-break/></text:span><text:line-break/></text:p>
        </text:list-header>
      </text:list>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officeooo:rsid="0008f61c"/>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079a" officeooo:paragraph-rsid="000e079a"/>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Adrien MARTIN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1T10:50:20.590718651</meta:creation-date>
    <dc:date>2023-12-21T11:30:36.382918095</dc:date>
    <meta:editing-duration>PT6M39S</meta:editing-duration>
    <meta:editing-cycles>8</meta:editing-cycles>
    <meta:generator>LibreOffice/7.3.7.2$Linux_X86_64 LibreOffice_project/30$Build-2</meta:generator>
    <meta:document-statistic meta:table-count="0" meta:image-count="0" meta:object-count="0" meta:page-count="2" meta:paragraph-count="10" meta:word-count="526" meta:character-count="3370" meta:non-whitespace-character-count="2836"/>
  </office:meta>
</office:document-meta>
</file>